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EB Garamond Initials" svg:font-family="'EB Garamond Initials'" style:font-pitch="variable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6.82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802cm" fo:min-width="17.75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82cm" fo:min-width="2.512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48cm" fo:min-width="7.3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style:text-properties style:font-name="Courier 10 Pitch"/>
    </style:style>
    <style:style style:name="P10" style:family="paragraph">
      <loext:graphic-properties draw:fill="solid" draw:fill-color="#dddddd"/>
      <style:text-properties style:font-name="Courier 10 Pitch"/>
    </style:style>
    <style:style style:name="P11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321cm" svg:y2="12.954cm">
          <text:p/>
        </draw:line>
        <draw:line draw:style-name="gr1" draw:text-style-name="P1" draw:layer="layout" svg:x1="25.514cm" svg:y1="-5.767cm" svg:x2="25.4cm" svg:y2="13.208cm">
          <text:p/>
        </draw:line>
        <draw:line draw:style-name="gr1" draw:text-style-name="P1" draw:layer="layout" svg:x1="14.378cm" svg:y1="-5.803cm" svg:x2="14.378cm" svg:y2="12.954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\rangle \vert \forall i \in I \right\rbrace§svg§600§TRUE§</svg:desc>
          <draw:polygon draw:style-name="gr4" draw:text-style-name="P4" draw:layer="layout" svg:width="10.675cm" svg:height="0.687cm" svg:x="16.631cm" svg:y="-8.601cm" svg:viewBox="0 0 10676 688" draw:points="5337,688 0,688 0,0 10676,0 10676,688">
            <text:p/>
          </draw:polygon>
          <draw:path draw:style-name="gr3" draw:text-style-name="P3" draw:layer="layout" svg:width="0.297cm" svg:height="0.488cm" svg:x="16.669cm" svg:y="-8.552cm" svg:viewBox="0 0 298 489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8 8 18 3 0 5-2 9-10 0 0 2-2 25-38 21 23 64 48 123 48 78 0 133-67 133-141 0-67-45-122-100-135z">
            <text:p/>
          </draw:path>
          <draw:path draw:style-name="gr3" draw:text-style-name="P3" draw:layer="layout" svg:width="0.445cm" svg:height="0.157cm" svg:x="17.26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38cm" svg:height="0.668cm" svg:x="18.01cm" svg:y="-8.58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246cm" svg:height="0.303cm" svg:x="18.331cm" svg:y="-8.37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8.831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9.57cm" svg:y="-8.582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9.775cm" svg:y="-8.523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0.043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8cm" svg:x="20.302cm" svg:y="-8.552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cm" svg:x="20.85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21.128cm" svg:y="-8.55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1.573cm" svg:y="-8.55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2.092cm" svg:y="-8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2.69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2.93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4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6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74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1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71cm" svg:y="-8.5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cm" svg:height="0.303cm" svg:x="22.954cm" svg:y="-8.396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5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3.575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206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84cm" svg:y="-8.603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33cm" svg:height="0.303cm" svg:x="22.96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7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4.00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4.22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cm" svg:y="-8.58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49cm" svg:height="0.668cm" svg:x="24.807cm" svg:y="-8.582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109cm" svg:y="-8.58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5.213cm" svg:y="-8.544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5.603cm" svg:y="-8.523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35cm" svg:height="0.389cm" svg:x="26.053cm" svg:y="-8.441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11cm" svg:height="0.457cm" svg:x="26.65cm" svg:y="-8.53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38cm" svg:height="0.668cm" svg:x="27.02cm" svg:y="-8.58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custom-shape draw:style-name="gr6" draw:text-style-name="P6" draw:layer="layout" svg:width="7.358cm" svg:height="1.016cm" svg:x="0.878cm" svg:y="-3.9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1.854cm" svg:x2="2.321cm" svg:y2="-1.854cm">
          <text:p/>
        </draw:line>
        <draw:g>
          <svg:title>TexMaths</svg:title>
          <svg:desc>19§latex§\text{IMSI inquiry response (\pmb{$PMSI$})}§svg§600§TRUE§</svg:desc>
          <draw:polygon draw:style-name="gr4" draw:text-style-name="P4" draw:layer="layout" svg:width="9.222cm" svg:height="0.666cm" svg:x="3.853cm" svg:y="-2.719cm" svg:viewBox="0 0 9223 667" draw:points="4612,667 0,667 0,0 9223,0 9223,667">
            <text:p/>
          </draw:polygon>
          <draw:path draw:style-name="gr3" draw:text-style-name="P3" draw:layer="layout" svg:width="0.204cm" svg:height="0.457cm" svg:x="3.872cm" svg:y="-2.675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7cm" svg:y="-2.675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4cm" svg:y="-2.691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2cm" svg:y="-2.675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5.557cm" svg:y="-2.66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5.742cm" svg:y="-2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12cm" svg:y="-2.5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462cm" svg:y="-2.5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32cm" svg:y="-2.66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15cm" svg:y="-2.5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269cm" svg:y="-2.50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225cm" svg:height="0.295cm" svg:x="7.849cm" svg:y="-2.5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109cm" svg:y="-2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407cm" svg:y="-2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668cm" svg:y="-2.51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055cm" svg:y="-2.5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9cm" svg:y="-2.51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76cm" svg:y="-2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021cm" svg:y="-2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85cm" svg:y="-2.7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0.771cm" svg:y="-2.6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294cm" svg:y="-2.6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18cm" svg:y="-2.69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53cm" svg:y="-2.6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788cm" svg:y="-2.70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09cm" svg:y="-2.70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35cm" svg:y="-2.71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7cm" svg:y="-2.70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805cm" svg:y="-2.6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26cm" svg:y="-2.6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52cm" svg:y="-2.6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485cm" svg:y="-2.6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2.852cm" svg:y="-2.7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7" draw:text-style-name="P1" draw:layer="layout" svg:x1="14.401cm" svg:y1="-1.854cm" svg:x2="25.514cm" svg:y2="-1.854cm">
          <text:p/>
        </draw:line>
        <draw:g>
          <svg:title>TexMaths</svg:title>
          <svg:desc>19§latex§AV request (\pmb{$PMSI$})§svg§600§TRUE§</svg:desc>
          <draw:polygon draw:style-name="gr4" draw:text-style-name="P4" draw:layer="layout" svg:width="6.016cm" svg:height="0.666cm" svg:x="16.855cm" svg:y="-2.72cm" svg:viewBox="0 0 6017 667" draw:points="3009,667 0,667 0,0 6017,0 6017,667">
            <text:p/>
          </draw:polygon>
          <draw:path draw:style-name="gr3" draw:text-style-name="P3" draw:layer="layout" svg:width="0.459cm" svg:height="0.48cm" svg:x="16.876cm" svg:y="-2.699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text-style-name="P3" draw:layer="layout" svg:width="0.476cm" svg:height="0.472cm" svg:x="17.292cm" svg:y="-2.676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3" draw:text-style-name="P3" draw:layer="layout" svg:width="0.225cm" svg:height="0.295cm" svg:x="18.02cm" svg:y="-2.51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28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18.58cm" svg:y="-2.517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18.93cm" svg:y="-2.51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296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19.597cm" svg:y="-2.521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19.849cm" svg:y="-2.633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57cm" svg:height="0.668cm" svg:x="20.383cm" svg:y="-2.7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57cm" svg:x="20.569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09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16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51cm" svg:y="-2.67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586cm" svg:y="-2.7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107cm" svg:y="-2.703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33cm" svg:y="-2.71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66cm" svg:y="-2.70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604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124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1.85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283cm" svg:y="-2.676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157cm" svg:height="0.668cm" svg:x="22.65cm" svg:y="-2.7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6" draw:layer="layout" svg:width="18.288cm" svg:height="4.086cm" svg:x="9.398cm" svg:y="-1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bf{if} $\pmb{\exists s \in S}$ \textbf{where} $\pmb{s_p = PMSI \vee s_{p'} = PMSI}$§svg§600§TRUE§</svg:desc>
          <draw:polygon draw:style-name="gr4" draw:text-style-name="P4" draw:layer="layout" svg:width="13.128cm" svg:height="0.672cm" svg:x="9.65cm" svg:y="-1.361cm" svg:viewBox="0 0 13129 673" draw:points="6565,673 0,673 0,0 13129,0 13129,673">
            <text:p/>
          </draw:polygon>
          <draw:path draw:style-name="gr3" draw:text-style-name="P3" draw:layer="layout" svg:width="0.161cm" svg:height="0.464cm" svg:x="9.682cm" svg:y="-1.343cm" svg:viewBox="0 0 162 465" svg:d="M120 163l-118 6v32c40 0 46 0 46 27v207h-48v30c21 0 53-1 82-1 21 0 55 1 80 1v-30h-42zM127 53c0-30-24-53-53-53-30 0-53 23-53 53 0 29 23 51 53 51 29 0 53-22 53-51z">
            <text:p/>
          </draw:path>
          <draw:path draw:style-name="gr3" draw:text-style-name="P3" draw:layer="layout" svg:width="0.265cm" svg:height="0.468cm" svg:x="9.891cm" svg:y="-1.347cm" svg:viewBox="0 0 266 469" svg:d="M51 171h-51v32h51v234h-47v32c25 0 53-2 85-2 25 0 69 0 93 2v-32h-58v-234h76v-32h-80v-67c0-74 51-79 66-79 4 0 8 0 12 0-10 7-16 21-16 34 0 28 25 42 42 42 19 0 42-16 42-42 0-29-25-59-78-59-64 0-137 28-137 104z">
            <text:p/>
          </draw:path>
          <draw:path draw:style-name="gr3" draw:text-style-name="P3" draw:layer="layout" svg:width="0.297cm" svg:height="0.464cm" svg:x="10.399cm" svg:y="-1.343cm" svg:viewBox="0 0 298 465" svg:d="M298 25c0-23-2-25-22-25h-253c-12 0-23 0-23 13 0 14 11 14 23 14h249v191h-240c-11 0-22 0-22 14 0 15 11 15 22 15h240v192h-249c-12 0-23 0-23 13s11 13 23 13h253c20 0 22-1 22-24z">
            <text:p/>
          </draw:path>
          <draw:path draw:style-name="gr3" draw:text-style-name="P3" draw:layer="layout" svg:width="0.246cm" svg:height="0.303cm" svg:x="10.767cm" svg:y="-1.174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1.284cm" svg:y="-1.24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1.892cm" svg:y="-1.351cm" svg:viewBox="0 0 397 488" svg:d="M397 8c0-4 0-8-6-8-3 0-5 0-13 9l-32 38c-17-30-52-47-95-47-86 0-165 78-165 158 0 55 34 85 68 95l72 19c25 5 63 17 63 72 0 59-55 123-122 123-43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97cm" svg:height="0.464cm" svg:x="10.414cm" svg:y="-1.362cm" svg:viewBox="0 0 298 465" svg:d="M298 25c0-23-2-25-22-25h-253c-12 0-23 0-23 13 0 14 11 14 23 14h249v191h-240c-11 0-22 0-22 14 0 15 11 15 22 15h240v192h-249c-12 0-23 0-23 13s11 13 23 13h253c20 0 22-1 22-24z">
            <text:p/>
          </draw:path>
          <draw:path draw:style-name="gr3" draw:text-style-name="P3" draw:layer="layout" svg:width="0.246cm" svg:height="0.303cm" svg:x="10.781cm" svg:y="-1.193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1.299cm" svg:y="-1.26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1.907cm" svg:y="-1.37cm" svg:viewBox="0 0 397 488" svg:d="M397 8c0-4 0-8-6-8-3 0-5 0-13 9l-32 38c-17-30-52-47-95-47-86 0-167 78-167 158 0 55 36 85 70 95l72 19c25 5 63 17 63 72 0 59-55 123-122 123-43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97cm" svg:height="0.464cm" svg:x="10.429cm" svg:y="-1.343cm" svg:viewBox="0 0 298 465" svg:d="M298 25c0-23-2-25-22-25h-253c-12 0-23 0-23 13 0 14 11 14 23 14h249v191h-240c-11 0-22 0-22 14 0 15 11 15 22 15h240v192h-249c-12 0-23 0-23 13s11 13 23 13h253c20 0 22-1 22-24z">
            <text:p/>
          </draw:path>
          <draw:path draw:style-name="gr3" draw:text-style-name="P3" draw:layer="layout" svg:width="0.246cm" svg:height="0.303cm" svg:x="10.796cm" svg:y="-1.174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1.314cm" svg:y="-1.24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1.922cm" svg:y="-1.351cm" svg:viewBox="0 0 397 488" svg:d="M397 8c0-4 0-8-6-8-3 0-5 0-13 9l-32 38c-17-30-52-47-95-47-86 0-167 78-167 158 0 55 36 85 70 95l72 19c25 5 63 17 63 72 0 59-55 123-122 123-43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522cm" svg:height="0.299cm" svg:x="12.58cm" svg:y="-1.176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text-style-name="P3" draw:layer="layout" svg:width="0.381cm" svg:height="0.464cm" svg:x="13.144cm" svg:y="-1.343cm" svg:viewBox="0 0 382 465" svg:d="M46 433h-46v32c19 0 59-1 84-1 26 0 66 1 85 1v-32h-45v-139c0-74 56-106 98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13.562cm" svg:y="-1.182cm" svg:viewBox="0 0 310 308" svg:d="M289 158c15 0 21 0 21-17 0-21-4-71-36-105-27-25-61-36-109-36-106 0-165 68-165 154 0 89 66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13.916cm" svg:y="-1.18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14.227cm" svg:y="-1.182cm" svg:viewBox="0 0 310 308" svg:d="M289 158c15 0 21 0 21-17 0-21-4-71-36-105-27-25-61-36-109-36-106 0-165 68-165 154 0 89 66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46cm" svg:height="0.303cm" svg:x="14.784cm" svg:y="-1.174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061cm" svg:y="-0.98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15.593cm" svg:y="-1.1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6.285cm" svg:y="-1.33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16.805cm" svg:y="-1.336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9 0-5 0-9 2-17l91-364 59 416c0 7 2 15 9 15 8 0 12-8 15-12l270-425-95 386c-7 24-7 30-61 30-11 0-19 0-19 13 0 8 8 8 10 8 19 0 65-2 84-2 26 0 56 2 83 2 4 0 13 0 13-13 0-8-5-8-19-8-24 0-43 0-43-11 0-4 0-4 4-18z">
            <text:p/>
          </draw:path>
          <draw:path draw:style-name="gr3" draw:text-style-name="P3" draw:layer="layout" svg:width="0.396cm" svg:height="0.487cm" svg:x="17.531cm" svg:y="-1.351cm" svg:viewBox="0 0 397 488" svg:d="M397 8c0-4 0-8-6-8-3 0-5 0-13 9l-32 38c-17-30-52-47-95-47-86 0-167 78-167 158 0 55 36 85 70 95l72 19c25 5 63 17 63 72 0 59-55 123-122 123-43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7.966cm" svg:y="-1.33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6z">
            <text:p/>
          </draw:path>
          <draw:path draw:style-name="gr3" draw:text-style-name="P3" draw:layer="layout" svg:width="0.371cm" svg:height="0.415cm" svg:x="18.474cm" svg:y="-1.279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19.063cm" svg:y="-1.174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34cm" svg:y="-0.98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646cm" svg:y="-1.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0.053cm" svg:y="-1.1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0.744cm" svg:y="-1.33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21.265cm" svg:y="-1.336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9 0-5 0-9 2-17l91-364 59 416c0 7 2 15 9 15 8 0 12-8 15-12l270-425-95 386c-7 24-7 30-61 30-11 0-19 0-19 13 0 8 8 8 10 8 19 0 65-2 84-2 26 0 56 2 83 2 4 0 13 0 13-13 0-8-5-8-19-8-24 0-43 0-43-11 0-4 0-4 4-18z">
            <text:p/>
          </draw:path>
          <draw:path draw:style-name="gr3" draw:text-style-name="P3" draw:layer="layout" svg:width="0.396cm" svg:height="0.487cm" svg:x="21.991cm" svg:y="-1.351cm" svg:viewBox="0 0 397 488" svg:d="M397 8c0-4 0-8-6-8-3 0-5 0-13 9l-32 38c-17-30-52-47-95-47-86 0-167 78-167 158 0 55 36 85 70 95l72 19c25 5 63 17 63 72 0 59-55 123-122 123-43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426cm" svg:y="-1.33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6z">
            <text:p/>
          </draw:path>
          <draw:path draw:style-name="gr3" draw:text-style-name="P3" draw:layer="layout" svg:width="0.246cm" svg:height="0.303cm" svg:x="14.799cm" svg:y="-1.1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076cm" svg:y="-1.00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15.608cm" svg:y="-1.1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6.3cm" svg:y="-1.35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16.821cm" svg:y="-1.35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9 0-5 0-9 2-17l91-364 57 416c2 7 4 15 11 15 8 0 12-8 15-12l270-425-95 386c-7 24-7 30-61 30-11 0-19 0-19 13 0 8 8 8 10 8 19 0 65-2 84-2 26 0 57 2 83 2 4 0 13 0 13-13 0-8-5-8-19-8-24 0-43 0-43-11 0-4 0-4 4-18z">
            <text:p/>
          </draw:path>
          <draw:path draw:style-name="gr3" draw:text-style-name="P3" draw:layer="layout" svg:width="0.396cm" svg:height="0.487cm" svg:x="17.546cm" svg:y="-1.37cm" svg:viewBox="0 0 397 488" svg:d="M397 8c0-4 0-8-6-8-3 0-5 0-13 9l-32 38c-17-30-52-47-95-47-86 0-165 78-165 158 0 55 34 85 68 95l72 19c25 5 63 17 63 72 0 59-55 123-122 123-44 0-118-15-118-98 0-16 4-33 4-37 2-1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7.98cm" svg:y="-1.35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6z">
            <text:p/>
          </draw:path>
          <draw:path draw:style-name="gr3" draw:text-style-name="P3" draw:layer="layout" svg:width="0.371cm" svg:height="0.415cm" svg:x="18.487cm" svg:y="-1.298cm" svg:viewBox="0 0 372 416" svg:d="M369 27c3-8 3-10 3-14 0-7-5-13-13-13-6 0-9 4-15 15l-158 355-157-357c-6-11-10-13-16-13-7 0-13 6-13 13 0 2 0 2 4 12l167 376c6 11 9 15 15 15 10 0 12-6 15-15z">
            <text:p/>
          </draw:path>
          <draw:path draw:style-name="gr3" draw:text-style-name="P3" draw:layer="layout" svg:width="0.246cm" svg:height="0.303cm" svg:x="19.078cm" svg:y="-1.1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353cm" svg:y="-1.00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659cm" svg:y="-1.11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0.068cm" svg:y="-1.1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0.759cm" svg:y="-1.35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21.28cm" svg:y="-1.35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9 0-5 0-9 2-17l91-364 57 416c2 7 4 15 11 15 8 0 12-8 15-12l270-425-95 386c-7 24-7 30-61 30-11 0-19 0-19 13 0 8 8 8 10 8 19 0 65-2 84-2 26 0 56 2 83 2 4 0 13 0 13-13 0-8-5-8-19-8-24 0-43 0-43-11 0-4 0-4 4-18z">
            <text:p/>
          </draw:path>
          <draw:path draw:style-name="gr3" draw:text-style-name="P3" draw:layer="layout" svg:width="0.396cm" svg:height="0.487cm" svg:x="22.006cm" svg:y="-1.37cm" svg:viewBox="0 0 397 488" svg:d="M397 8c0-4 0-8-6-8-3 0-5 0-13 9l-32 38c-17-30-52-47-95-47-86 0-165 78-165 158 0 55 34 85 68 95l72 19c25 5 63 17 63 72 0 59-55 123-122 123-43 0-118-15-118-98 0-16 4-33 4-37 2-1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439cm" svg:y="-1.35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6z">
            <text:p/>
          </draw:path>
          <draw:path draw:style-name="gr3" draw:text-style-name="P3" draw:layer="layout" svg:width="0.246cm" svg:height="0.303cm" svg:x="14.814cm" svg:y="-1.174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261cm" svg:height="0.297cm" svg:x="15.09cm" svg:y="-0.98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15.622cm" svg:y="-1.1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6.315cm" svg:y="-1.33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16.836cm" svg:y="-1.336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9 0-5 0-9 2-17l91-364 59 416c0 7 2 15 9 15 8 0 12-8 15-12l270-425-95 386c-7 24-7 30-61 30-11 0-19 0-19 13 0 8 8 8 10 8 19 0 65-2 84-2 26 0 57 2 83 2 4 0 13 0 13-13 0-8-5-8-19-8-24 0-43 0-43-11 0-4 0-4 4-18z">
            <text:p/>
          </draw:path>
          <draw:path draw:style-name="gr3" draw:text-style-name="P3" draw:layer="layout" svg:width="0.396cm" svg:height="0.487cm" svg:x="17.562cm" svg:y="-1.3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7.995cm" svg:y="-1.336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6z">
            <text:p/>
          </draw:path>
          <draw:path draw:style-name="gr3" draw:text-style-name="P3" draw:layer="layout" svg:width="0.371cm" svg:height="0.415cm" svg:x="18.502cm" svg:y="-1.279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19.093cm" svg:y="-1.174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369cm" svg:y="-0.98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674cm" svg:y="-1.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0.081cm" svg:y="-1.1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0.775cm" svg:y="-1.33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21.295cm" svg:y="-1.336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9 0-5 0-9 2-17l91-364 59 416c0 7 2 15 9 15 8 0 12-8 15-12l270-425-95 386c-7 24-7 30-61 30-11 0-19 0-19 13 0 8 8 8 10 8 19 0 65-2 84-2 26 0 57 2 83 2 4 0 13 0 13-13 0-8-5-8-19-8-24 0-43 0-43-11 0-4 0-4 4-18z">
            <text:p/>
          </draw:path>
          <draw:path draw:style-name="gr3" draw:text-style-name="P3" draw:layer="layout" svg:width="0.396cm" svg:height="0.487cm" svg:x="22.021cm" svg:y="-1.351cm" svg:viewBox="0 0 397 488" svg:d="M397 8c0-4 0-8-6-8-3 0-5 0-13 9l-32 38c-17-30-52-47-95-47-86 0-167 78-167 158 0 55 36 85 70 95l72 19c25 5 63 17 63 72 0 59-55 123-122 123-44 0-118-15-118-98 0-16 4-33 4-37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454cm" svg:y="-1.336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6z">
            <text:p/>
          </draw:path>
        </draw:g>
        <draw:g>
          <svg:title>TexMaths</svg:title>
          <svg:desc>19§latex§\pmb{update $PMSI \leftarrow P_{new}$}§svg§600§TRUE§</svg:desc>
          <draw:polygon draw:style-name="gr4" draw:text-style-name="P4" draw:layer="layout" svg:width="6.742cm" svg:height="0.619cm" svg:x="1.026cm" svg:y="-3.703cm" svg:viewBox="0 0 6743 620" draw:points="3372,620 0,620 0,0 6743,0 6743,620">
            <text:p/>
          </draw:polygon>
          <draw:path draw:style-name="gr3" draw:text-style-name="P3" draw:layer="layout" svg:width="0.337cm" svg:height="0.303cm" svg:x="1.047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14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07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81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498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63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289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11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35cm" svg:y="-3.68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7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16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55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77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59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64cm" svg:y="-3.5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31cm" svg:y="-3.536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24cm" svg:y="-3.705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98cm" svg:y="-3.54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16cm" svg:y="-3.6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8cm" svg:y="-3.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06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28cm" svg:y="-3.69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52cm" svg:y="-3.713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87cm" svg:y="-3.69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33cm" svg:y="-3.58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73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94cm" svg:y="-3.3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33cm" svg:y="-3.3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76cm" svg:y="-3.348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81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48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39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15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33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97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23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44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69cm" svg:y="-3.68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003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48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88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6.811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93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$ then}§svg§600§TRUE§</svg:desc>
          <draw:polygon draw:style-name="gr4" draw:text-style-name="P4" draw:layer="layout" svg:width="5.88cm" svg:height="0.681cm" svg:x="12.983cm" svg:y="-0.507cm" svg:viewBox="0 0 5881 682" draw:points="2941,682 0,682 0,0 5881,0 5881,682">
            <text:p/>
          </draw:polygon>
          <draw:path draw:style-name="gr3" draw:text-style-name="P3" draw:layer="layout" svg:width="0.143cm" svg:height="0.448cm" svg:x="13.006cm" svg:y="-0.46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19cm" svg:y="-0.49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29cm" svg:y="-0.31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05cm" svg:y="-0.1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11cm" svg:y="-0.2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17cm" svg:y="-0.2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11cm" svg:y="-0.47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31cm" svg:y="-0.47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57cm" svg:y="-0.4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6.99cm" svg:y="-0.47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49cm" svg:y="-0.43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15cm" svg:y="-0.48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82cm" svg:y="-0.317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8cm" svg:y="-0.31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21cm" svg:y="-0.49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07cm" svg:y="-0.5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44cm" svg:y="-0.3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22cm" svg:y="-0.15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28cm" svg:y="-0.26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34cm" svg:y="-0.29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26cm" svg:y="-0.50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48cm" svg:y="-0.50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72cm" svg:y="-0.5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08cm" svg:y="-0.50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64cm" svg:y="-0.456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32cm" svg:y="-0.50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99cm" svg:y="-0.344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97cm" svg:y="-0.3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38cm" svg:y="-0.46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22cm" svg:y="-0.49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61cm" svg:y="-0.314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39cm" svg:y="-0.12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45cm" svg:y="-0.2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51cm" svg:y="-0.26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43cm" svg:y="-0.47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67cm" svg:height="0.457cm" svg:x="15.866cm" svg:y="-0.47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9cm" svg:y="-0.4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25cm" svg:y="-0.47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81cm" svg:y="-0.43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7.849cm" svg:y="-0.48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216cm" svg:y="-0.317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514cm" svg:y="-0.314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text-style-name="P4" draw:layer="layout" svg:width="4.662cm" svg:height="0.681cm" svg:x="15.591cm" svg:y="0.193cm" svg:viewBox="0 0 4663 682" draw:points="2332,682 0,682 0,0 4663,0 4663,682">
            <text:p/>
          </draw:polygon>
          <draw:path draw:style-name="gr3" draw:text-style-name="P3" draw:layer="layout" svg:width="0.337cm" svg:height="0.303cm" svg:x="15.612cm" svg:y="0.3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79cm" svg:y="0.3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372cm" svg:y="0.2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46cm" svg:y="0.3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64cm" svg:y="0.2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28cm" svg:y="0.3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64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39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71cm" svg:y="0.3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21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796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02cm" svg:y="0.46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29cm" svg:y="0.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96cm" svg:y="0.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389cm" svg:y="0.191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6.763cm" svg:y="0.35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7.081cm" svg:y="0.244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45cm" svg:y="0.3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79cm" svg:y="0.3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56cm" svg:y="0.5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88cm" svg:y="0.315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36cm" svg:y="0.3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13cm" svg:y="0.5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19cm" svg:y="0.4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46cm" svg:y="0.3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6.013cm" svg:y="0.3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404cm" svg:y="0.2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1cm" svg:y="0.3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98cm" svg:y="0.2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2cm" svg:y="0.3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6cm" svg:y="0.387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3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705cm" svg:y="0.3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53cm" svg:y="0.3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3cm" svg:y="0.5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36cm" svg:y="0.461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} \leftarrow \left\lbrace 0,1\right\rbrace^{34} \notin \left\lbrace \right s_p,s_{p'}\vert \forall s \in S\rbrace$} §svg§600§TRUE§</svg:desc>
          <draw:polygon draw:style-name="gr4" draw:text-style-name="P4" draw:layer="layout" svg:width="11.827cm" svg:height="0.854cm" svg:x="15.627cm" svg:y="0.659cm" svg:viewBox="0 0 11828 855" draw:points="5913,855 0,855 0,0 11828,0 11828,855">
            <text:p/>
          </draw:polygon>
          <draw:path draw:style-name="gr3" draw:text-style-name="P3" draw:layer="layout" svg:width="0.337cm" svg:height="0.303cm" svg:x="15.648cm" svg:y="1.0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15cm" svg:y="1.0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08cm" svg:y="0.8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2cm" svg:y="1.0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cm" svg:y="0.9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4cm" svg:y="1.0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9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5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81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888cm" svg:y="0.9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5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62cm" svg:y="0.878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25cm" svg:y="1.2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23cm" svg:y="0.8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44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6cm" svg:y="0.6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s-3 0-3 6c0 8 3 8 11 8z">
            <text:p/>
          </draw:path>
          <draw:path draw:style-name="gr3" draw:text-style-name="P3" draw:layer="layout" svg:width="0.231cm" svg:height="0.316cm" svg:x="21.618cm" svg:y="0.6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196cm" svg:y="0.8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4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64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7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52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19cm" svg:y="1.2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193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7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76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38cm" svg:y="0.8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45cm" svg:y="0.8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4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66cm" svg:y="0.961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26.674cm" svg:y="0.8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34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65cm" svg:y="0.9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32cm" svg:y="0.999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25cm" svg:y="0.832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99cm" svg:y="0.99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17cm" svg:y="0.88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81cm" svg:y="0.99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15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92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98cm" svg:y="1.0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05cm" svg:y="0.95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67cm" svg:y="0.7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79cm" svg:y="0.851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42cm" svg:y="1.2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4cm" svg:y="0.851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61cm" svg:y="0.7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77cm" svg:y="0.65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33cm" svg:y="0.644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13cm" svg:y="0.794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58cm" svg:y="0.9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81cm" svg:y="0.7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92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69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36cm" svg:y="1.2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21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85cm" svg:y="1.1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91cm" svg:y="1.0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55cm" svg:y="0.794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6cm" svg:y="0.832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64cm" svg:y="0.9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83cm" svg:y="0.9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691cm" svg:y="0.824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51cm" svg:y="0.7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82cm" svg:y="1.0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49cm" svg:y="1.0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4cm" svg:y="0.8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816cm" svg:y="1.0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34cm" svg:y="0.9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98cm" svg:y="1.0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32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209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515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22cm" svg:y="0.9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82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94cm" svg:y="0.878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59cm" svg:y="1.2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20.757cm" svg:y="0.8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78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92cm" svg:y="0.6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5cm" svg:y="0.6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3cm" svg:y="0.8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75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98cm" svg:y="0.8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309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86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53cm" svg:y="1.2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227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502cm" svg:y="1.2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808cm" svg:y="1.1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72cm" svg:y="0.8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77cm" svg:y="0.8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82cm" svg:y="1.0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1cm" svg:y="0.9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708cm" svg:y="0.8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68cm" svg:y="0.8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line draw:style-name="gr5" draw:text-style-name="P5" draw:layer="layout" svg:x1="14.378cm" svg:y1="4.624cm" svg:x2="25.4cm" svg:y2="4.6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3.8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3.8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3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3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3.8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3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3.8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3.8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3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3.8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3.8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3.8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3.8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4.2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3.8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3.8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4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3.8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3.8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5.924cm" svg:x2="14.224cm" svg:y2="5.9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475cm" svg:y="5.198cm" svg:viewBox="0 0 11850 667" draw:points="5926,667 0,667 0,0 11850,0 11850,667">
            <text:p/>
          </draw:polygon>
          <draw:path draw:style-name="gr3" draw:text-style-name="P3" draw:layer="layout" svg:width="0.303cm" svg:height="0.307cm" svg:x="2.503cm" svg:y="5.39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828cm" svg:y="5.40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189cm" svg:y="5.28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457cm" svg:y="5.23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824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122cm" svg:y="5.4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464cm" svg:y="5.28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732cm" svg:y="5.2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918cm" svg:y="5.39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22cm" svg:y="5.39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536cm" svg:y="5.28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806cm" svg:y="5.24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986cm" svg:y="5.39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322cm" svg:y="5.4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911cm" svg:y="5.40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172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472cm" svg:y="5.40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821cm" svg:y="5.40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188cm" svg:y="5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486cm" svg:y="5.39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741cm" svg:y="5.28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275cm" svg:y="5.19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495cm" svg:y="5.24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0.003cm" svg:y="5.21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504cm" svg:y="5.24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112cm" svg:y="5.24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713cm" svg:y="5.62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973cm" svg:y="5.21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493cm" svg:y="5.24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993cm" svg:y="5.24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483cm" svg:y="5.24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103cm" svg:y="5.19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3.046cm" svg:height="0.966cm" svg:x="0.764cm" svg:y="6.3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424cm" svg:y1="11.002cm" svg:x2="2.264cm" svg:y2="11.0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2.887cm" svg:y="10.155cm" svg:viewBox="0 0 9559 667" draw:points="4780,667 0,667 0,0 9559,0 9559,667">
            <text:p/>
          </draw:polygon>
          <draw:path draw:style-name="gr3" draw:text-style-name="P3" draw:layer="layout" svg:width="0.303cm" svg:height="0.307cm" svg:x="2.916cm" svg:y="10.35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24cm" svg:y="10.3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601cm" svg:y="10.242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3.869cm" svg:y="10.19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236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534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4.876cm" svg:y="10.24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144cm" svg:y="10.20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33cm" svg:y="10.354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5.633cm" svg:y="10.354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5.948cm" svg:y="10.24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218cm" svg:y="10.20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398cm" svg:y="10.3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735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324cm" svg:y="10.35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584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7.882cm" svg:y="10.35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142cm" svg:y="10.35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53cm" svg:y="10.3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8.864cm" svg:y="10.3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235cm" svg:y="10.35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495cm" svg:y="10.35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06cm" svg:y="10.15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288cm" svg:y="10.183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0.726cm" svg:y="10.19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236cm" svg:y="10.201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1.773cm" svg:y="10.18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224cm" svg:y="10.15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57cm" svg:y1="13.034cm" svg:x2="3.094cm" svg:y2="13.034cm">
          <text:p/>
        </draw:line>
        <draw:line draw:style-name="gr10" draw:text-style-name="P1" draw:layer="layout" svg:x1="13.57cm" svg:y1="13.034cm" svg:x2="15.094cm" svg:y2="13.034cm">
          <text:p/>
        </draw:line>
        <draw:line draw:style-name="gr10" draw:text-style-name="P1" draw:layer="layout" svg:x1="24.67cm" svg:y1="13.234cm" svg:x2="26.194cm" svg:y2="13.2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77cm" svg:height="0.603cm" svg:x="0.49cm" svg:y="-8.573cm" svg:viewBox="0 0 7178 604" draw:points="3589,604 0,604 0,0 7178,0 7178,604">
            <text:p/>
          </draw:polygon>
          <draw:path draw:style-name="gr3" draw:text-style-name="P3" draw:layer="layout" svg:width="0.478cm" svg:height="0.457cm" svg:x="0.51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63cm" svg:y="-8.571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198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7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2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64cm" svg:y="-8.206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02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45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1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59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32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5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78cm" svg:y="-8.59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11cm" svg:y="-8.575cm" svg:viewBox="0 0 312 458" svg:d="M228 51c6-24 8-30 61-30 17 0 23 0 23-13 0-8-8-8-12-8-19 0-68 2-87 2-21 0-71-2-90-2-5 0-13 0-13 13 0 8 6 8 19 8 27 0 46 0 46 13 0 2 0 4-2 10l-89 362c-8 25-10 31-63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91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2.857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9cm" svg:y="-8.225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7cm" svg:y="-8.2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61cm" svg:y="-8.225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cm" svg:y="-8.18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05cm" svg:y="-8.413cm" svg:viewBox="0 0 331 304" svg:d="M2 272c-2 7-2 9-2 15 0 11 9 17 19 17 21 0 25-15 30-38 6-23 2-12 31-124 57 2 116 14 116 57 0 6 0 8-2 16-2 9-4 17-4 22 0 40 27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4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93cm" svg:y="-8.571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27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60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3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94cm" svg:y="-8.206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33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76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7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45cm" svg:y="-8.17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cm" svg:height="0.303cm" svg:x="4.62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079cm" svg:height="0.2cm" svg:x="5.03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5cm" svg:y="-8.571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5.848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1cm" svg:y="-8.571cm" svg:viewBox="0 0 397 488" svg:d="M397 8c0-4 0-8-6-8-3 0-5 0-13 9l-32 38c-17-30-52-47-95-47-86 0-166 78-166 158 0 55 35 85 69 95l72 19c25 5 63 17 63 72 0 59-55 123-122 123-44 0-118-15-118-99 0-15 4-32 4-36 2-2 2-3 2-3 0-8-4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6.566cm" svg:y="-8.571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85cm" svg:y="-8.556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</draw:g>
        <draw:custom-shape draw:style-name="gr11" draw:text-style-name="P7" draw:layer="layout" svg:width="7.874cm" svg:height="2.432cm" svg:x="0.762cm" svg:y="7.4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\pmb{u \leftarrow E_{\kappa}^{-1}(RAND)}$§svg§600§TRUE§</svg:desc>
          <draw:polygon draw:style-name="gr4" draw:text-style-name="P4" draw:layer="layout" svg:width="5.397cm" svg:height="0.729cm" svg:x="0.898cm" svg:y="7.578cm" svg:viewBox="0 0 5398 730" draw:points="2700,730 0,730 0,0 5398,0 5398,730">
            <text:p/>
          </draw:polygon>
          <draw:path draw:style-name="gr3" draw:text-style-name="P3" draw:layer="layout" svg:width="0.345cm" svg:height="0.303cm" svg:x="0.917cm" svg:y="7.84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02cm" svg:y="7.79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4cm" svg:y="7.684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895cm" svg:y="7.768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11cm" svg:y="7.585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42cm" svg:y="8.09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28cm" svg:y="7.638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47cm" svg:y="7.68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54cm" svg:y="7.661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4.856cm" svg:y="7.68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64cm" svg:y="7.68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45cm" svg:y="7.638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0.932cm" svg:y="7.82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17cm" svg:y="7.77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55cm" svg:y="7.667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91cm" svg:y="7.74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26cm" svg:y="7.568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57cm" svg:y="8.07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42cm" svg:y="7.61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62cm" svg:y="7.663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69cm" svg:y="7.64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4.871cm" svg:y="7.6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79cm" svg:y="7.6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58cm" svg:y="7.61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0.947cm" svg:y="7.84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531cm" svg:y="7.79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371cm" svg:y="7.68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2.925cm" svg:y="7.768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341cm" svg:y="7.585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87cm" svg:y="8.09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657cm" svg:y="7.638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877cm" svg:y="7.68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385cm" svg:y="7.661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4.886cm" svg:y="7.68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494cm" svg:y="7.68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074cm" svg:y="7.638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textbf{verify} $\pmb{XSQN = u_{SQN}}$§svg§600§TRUE§</svg:desc>
          <draw:polygon draw:style-name="gr4" draw:text-style-name="P4" draw:layer="layout" svg:width="6.828cm" svg:height="0.664cm" svg:x="1.274cm" svg:y="8.316cm" svg:viewBox="0 0 6829 665" draw:points="3415,665 0,665 0,0 6829,0 6829,665">
            <text:p/>
          </draw:polygon>
          <draw:path draw:style-name="gr3" draw:text-style-name="P3" draw:layer="layout" svg:width="0.371cm" svg:height="0.299cm" svg:x="1.291cm" svg:y="8.493cm" svg:viewBox="0 0 372 300" svg:d="M323 46c4-10 6-14 49-14v-32c-17 2-36 2-53 2s-47-2-61-2v32c12 0 33 2 33 8 0 0-2 2-4 8l-78 167-85-183h36v-32c-23 2-82 2-84 2-19 0-49-2-76-2v32h44l116 253c9 15 17 15 26 15 12 0 17-2 25-15z">
            <text:p/>
          </draw:path>
          <draw:path draw:style-name="gr3" draw:text-style-name="P3" draw:layer="layout" svg:width="0.309cm" svg:height="0.307cm" svg:x="1.679cm" svg:y="8.487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.032cm" svg:y="8.489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161cm" svg:height="0.465cm" svg:x="2.353cm" svg:y="8.326cm" svg:viewBox="0 0 162 466" svg:d="M120 163l-118 6v32c40 0 46 0 46 27v207h-48v31c21 0 53-2 82-2 21 0 55 2 80 2v-31h-42zM127 53c0-30-24-53-53-53-30 0-53 23-53 53 0 29 23 52 53 52 29 0 53-23 53-52z">
            <text:p/>
          </draw:path>
          <draw:path draw:style-name="gr3" draw:text-style-name="P3" draw:layer="layout" svg:width="0.265cm" svg:height="0.468cm" svg:x="2.562cm" svg:y="8.322cm" svg:viewBox="0 0 266 469" svg:d="M51 171h-51v32h51v234h-47v32c25 0 53-2 85-2 25 0 69 0 93 2v-32h-58v-234h76v-32h-80v-66c0-75 51-80 66-80 4 0 8 0 12 0-10 7-16 21-16 34 0 28 25 42 42 42 19 0 42-16 42-42 0-29-25-59-78-59-64 0-137 29-137 105z">
            <text:p/>
          </draw:path>
          <draw:path draw:style-name="gr3" draw:text-style-name="P3" draw:layer="layout" svg:width="0.373cm" svg:height="0.43cm" svg:x="2.783cm" svg:y="8.493cm" svg:viewBox="0 0 374 431" svg:d="M325 46c4-10 6-14 49-14v-32c-15 2-36 2-53 2s-47-2-61-2v32c2 0 33 0 33 8l-4 8-78 165-86-181h37v-32c-21 2-82 2-82 2-19 0-50-2-78-2v32h44l125 266-15 33c-15 32-36 78-84 78-9 0-11-2-17-4 8-2 23-12 23-34 0-23-17-40-40-40-19 0-38 13-38 40 0 34 32 60 72 60 52 0 90-41 109-79z">
            <text:p/>
          </draw:path>
          <draw:path draw:style-name="gr3" draw:text-style-name="P3" draw:layer="layout" svg:width="0.552cm" svg:height="0.457cm" svg:x="3.395cm" svg:y="8.333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14cm" svg:y="8.318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59cm" svg:y="8.318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977cm" svg:y="8.3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783cm" svg:y="8.5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67cm" svg:y="8.49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64cm" svg:y="8.561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14cm" svg:y="8.561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9 4-28 10-45 10-8 0-25 0-25-19 0-17 19-34 40-34 17 0 28 7 30 43z">
            <text:p/>
          </draw:path>
          <draw:path draw:style-name="gr3" draw:text-style-name="P3" draw:layer="layout" svg:width="0.417cm" svg:height="0.32cm" svg:x="7.632cm" svg:y="8.571cm" svg:viewBox="0 0 418 321" svg:d="M359 51c6-17 13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3.41cm" svg:y="8.31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29cm" svg:y="8.299cm" svg:viewBox="0 0 397 488" svg:d="M397 8c0-4 0-8-6-8-3 0-5 0-13 10l-32 38c-17-31-51-48-95-48-86 0-165 78-165 158 0 55 34 85 68 95l72 19c25 5 63 17 63 72 0 59-55 123-122 123-43 0-118-15-118-98 0-16 4-33 4-36 2-2 2-4 2-4 0-8-4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74cm" svg:y="8.299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993cm" svg:y="8.31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796cm" svg:y="8.5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82cm" svg:y="8.476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79cm" svg:y="8.542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29cm" svg:y="8.542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7.647cm" svg:y="8.552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3.423cm" svg:y="8.333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044cm" svg:y="8.318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4.489cm" svg:y="8.318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5.008cm" svg:y="8.3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5.811cm" svg:y="8.54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497cm" svg:y="8.49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893cm" svg:y="8.561cm" svg:viewBox="0 0 298 340" svg:d="M298 6c0-2-2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242cm" svg:y="8.561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7.662cm" svg:y="8.571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g>
          <svg:title>TexMaths</svg:title>
          <svg:desc>19§latex§\textbf{update} $\pmb{P_{new} \leftarrow u_{p'}}$§svg§600§TRUE§</svg:desc>
          <draw:polygon draw:style-name="gr4" draw:text-style-name="P4" draw:layer="layout" svg:width="5.821cm" svg:height="0.664cm" svg:x="1.016cm" svg:y="8.987cm" svg:viewBox="0 0 5822 665" draw:points="2911,665 0,665 0,0 5822,0 5822,665">
            <text:p/>
          </draw:polygon>
          <draw:path draw:style-name="gr3" draw:text-style-name="P3" draw:layer="layout" svg:width="0.381cm" svg:height="0.305cm" svg:x="1.046cm" svg:y="9.16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text-style-name="P3" draw:layer="layout" svg:width="0.377cm" svg:height="0.43cm" svg:x="1.466cm" svg:y="9.16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text-style-name="P3" draw:layer="layout" svg:width="0.377cm" svg:height="0.468cm" svg:x="1.913cm" svg:y="8.996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text-style-name="P3" draw:layer="layout" svg:width="0.352cm" svg:height="0.307cm" svg:x="2.335cm" svg:y="9.158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text-style-name="P3" draw:layer="layout" svg:width="0.242cm" svg:height="0.428cm" svg:x="2.698cm" svg:y="9.036cm" svg:viewBox="0 0 243 429" svg:d="M55 160v184c0 72 59 85 107 85 51 0 81-38 81-87v-34h-32v34c0 46-21 61-40 61-40 0-40-42-40-59v-184h99v-33h-99v-127h-30c-2 67-34 133-101 135v25z">
            <text:p/>
          </draw:path>
          <draw:path draw:style-name="gr3" draw:text-style-name="P3" draw:layer="layout" svg:width="0.309cm" svg:height="0.307cm" svg:x="3.004cm" svg:y="9.158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478cm" svg:height="0.457cm" svg:x="3.553cm" svg:y="9.0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975cm" svg:y="9.35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13cm" svg:y="9.35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56cm" svg:y="9.35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191cm" svg:y="9.1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25cm" svg:y="9.166cm" svg:viewBox="0 0 346 304" svg:d="M215 260c7 27 32 44 61 44 22 0 38-15 49-36 11-25 21-67 21-67 0-7-8-7-10-7-5 0-7 4-9 13-8 36-21 82-50 82-13 0-20-8-20-31 0-15 7-45 13-70l19-72c2-10 9-36 11-46 4-15 10-40 10-45 0-12-10-17-19-17-4 0-21 0-27 22-13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386cm" svg:y="9.35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692cm" svg:y="9.2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568cm" svg:y="8.98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99cm" svg:y="9.33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28cm" svg:y="9.33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71cm" svg:y="9.33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206cm" svg:y="9.10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4cm" svg:y="9.147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401cm" svg:y="9.33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707cm" svg:y="9.22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581cm" svg:y="9.0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4.005cm" svg:y="9.35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343cm" svg:y="9.35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586cm" svg:y="9.35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221cm" svg:y="9.1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053cm" svg:y="9.16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414cm" svg:y="9.35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72cm" svg:y="9.24cm" svg:viewBox="0 0 95 177" svg:d="M91 32c0 0 4-7 4-13 0-11-11-19-21-19-15 0-19 11-21 15l-51 147c-2 3-2 5-2 5 0 6 15 10 15 10 2 0 4-2 6-6z">
            <text:p/>
          </draw:path>
        </draw:g>
        <draw:custom-shape draw:style-name="gr12" draw:text-style-name="P7" draw:layer="layout" svg:width="7.112cm" svg:height="1.162cm" svg:x="10.63cm" svg:y="11.3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11.8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12.0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11.9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12.0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11.8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11.8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12.0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11.8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11.8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11.8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11.8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12.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11.8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11.8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11.8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11.8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7" draw:layer="layout" svg:width="3.81cm" svg:height="0.762cm" svg:x="23.876cm" svg:y="2.75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893cm" svg:height="0.962cm" svg:x="0.579cm" svg:y="6.338cm">
          <draw:text-box>
            <text:p><text:span text:style-name="T1">BOX B</text:span></text:p>
          </draw:text-box>
        </draw:frame>
        <draw:frame draw:style-name="gr14" draw:text-style-name="P8" draw:layer="layout" svg:width="2.893cm" svg:height="0.962cm" svg:x="24.68cm" svg:y="2.638cm">
          <draw:text-box>
            <text:p><text:span text:style-name="T1">BOX A</text:span></text:p>
          </draw:text-box>
        </draw:frame>
        <draw:g>
          <svg:title>TexMaths</svg:title>
          <svg:desc>19§latex§$\pmb{RAND  \leftarrow  E_{\kappa}\left(u = \left(p',SQN\right)\right) }$§svg§600§TRUE§</svg:desc>
          <draw:polygon draw:style-name="gr4" draw:text-style-name="P4" draw:layer="layout" svg:width="8.914cm" svg:height="0.687cm" svg:x="12.98cm" svg:y="1.696cm" svg:viewBox="0 0 8915 688" draw:points="4458,688 0,688 0,0 8915,0 8915,688">
            <text:p/>
          </draw:polygon>
          <draw:path draw:style-name="gr3" draw:text-style-name="P3" draw:layer="layout" svg:width="0.478cm" svg:height="0.472cm" svg:x="13.007cm" svg:y="1.75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514cm" svg:y="1.7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016cm" svg:y="1.7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624cm" svg:y="1.75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389cm" svg:y="1.8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227cm" svg:y="1.761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729cm" svg:y="2.11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217cm" svg:y="1.715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43cm" svg:y="1.92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013cm" svg:y="1.9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747cm" svg:y="1.715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8.918cm" svg:y="1.9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296cm" svg:y="1.71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9.518cm" svg:y="2.14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792cm" svg:y="1.745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236cm" svg:y="1.745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757cm" svg:y="1.7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376cm" svg:y="1.715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642cm" svg:y="1.715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022cm" svg:y="1.74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529cm" svg:y="1.7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031cm" svg:y="1.7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639cm" svg:y="1.74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404cm" svg:y="1.85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242cm" svg:y="1.743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744cm" svg:y="2.091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232cm" svg:y="1.696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445cm" svg:y="1.901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028cm" svg:y="1.95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76cm" svg:y="1.696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8.933cm" svg:y="1.9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311cm" svg:y="1.694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9.533cm" svg:y="2.12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807cm" svg:y="1.726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251cm" svg:y="1.726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77cm" svg:y="1.7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39cm" svg:y="1.696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657cm" svg:y="1.696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037cm" svg:y="1.75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542cm" svg:y="1.7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046cm" svg:y="1.7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654cm" svg:y="1.75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418cm" svg:y="1.8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258cm" svg:y="1.761cm" svg:viewBox="0 0 487 456" svg:d="M448 300c2-3 4-7 4-9s0-8-7-8c-6 0-8 4-10 8-44 99-68 144-182 144h-97c-10 0-12 0-15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757cm" svg:y="2.11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246cm" svg:y="1.715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46cm" svg:y="1.92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044cm" svg:y="1.9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775cm" svg:y="1.715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8.948cm" svg:y="1.9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326cm" svg:y="1.711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cm" svg:x="19.548cm" svg:y="2.144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8cm" svg:x="19.822cm" svg:y="1.74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267cm" svg:y="1.745cm" svg:viewBox="0 0 464 603" svg:d="M260 468c105-38 204-158 204-287 0-109-73-181-171-181-145 0-293 152-293 308 0 112 74 179 171 179 17 0 40-2 67-10-4 42-4 44-4 51 0 21 0 75 57 75 80 0 112-124 112-130 0-5-6-7-8-7-5 0-7 4-7 7-17 48-55 65-80 65-31 0-40-19-48-70zM135 464c-53-21-76-74-76-135 0-46 17-141 68-213 50-68 112-99 162-99 66 0 116 51 116 143 0 66-34 222-148 285-2-23-10-72-59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20.785cm" svg:y="1.7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405cm" svg:y="1.715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673cm" svg:y="1.715cm" svg:viewBox="0 0 158 669" svg:d="M158 335c0-52-8-134-46-210-40-81-99-125-104-125-6 0-8 2-8 8 0 2 0 2 13 15 67 66 105 173 105 312 0 115-25 233-108 317-10 8-10 9-10 11 0 4 2 6 8 6 5 0 66-46 106-129 34-74 44-148 44-205z">
            <text:p/>
          </draw:path>
        </draw:g>
        <draw:frame draw:style-name="gr14" draw:text-style-name="P8" draw:layer="layout" svg:width="2.893cm" svg:height="0.962cm" svg:x="25.281cm" svg:y="4.138cm">
          <draw:text-box>
            <text:p><text:span text:style-name="T1">UMTS</text:span></text:p>
          </draw:text-box>
        </draw:frame>
        <draw:line draw:style-name="gr5" draw:text-style-name="P5" draw:layer="layout" svg:x1="14.325cm" svg:y1="5.924cm" svg:x2="25.409cm" svg:y2="5.913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37cm" svg:y="5.147cm" svg:viewBox="0 0 9498 585" draw:points="4748,585 0,585 0,0 9498,0 9498,585">
            <text:p/>
          </draw:polygon>
          <draw:path draw:style-name="gr3" draw:text-style-name="P3" draw:layer="layout" svg:width="0.478cm" svg:height="0.472cm" svg:x="15.164cm" svg:y="5.145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59cm" svg:height="0.48cm" svg:x="15.671cm" svg:y="5.124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72cm" svg:y="5.14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8cm" svg:y="5.145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81cm" svg:y="5.5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43cm" svg:y="5.124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62cm" svg:y="5.145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61cm" svg:y="5.149cm" svg:viewBox="0 0 456 454" svg:d="M270 48c5-19 7-23 15-25s28-2 44-2c66 0 97 2 97 55 0 10-2 36-6 53 0 4-2 12-2 14 0 3 2 7 8 7 7 0 9-4 11-15l17-116c2-4 2-9 2-11 0-8-8-8-19-8h-371c-17 0-17 0-22 13l-40 118c0 2-4 11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52cm" svg:y="5.14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54cm" svg:y="5.5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1cm" svg:y="5.145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24cm" svg:y="5.145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85cm" svg:height="0.455cm" svg:x="21.131cm" svg:y="5.147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71cm" svg:y="5.13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079cm" svg:height="0.2cm" svg:x="22.102cm" svg:y="5.53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569cm" svg:height="0.457cm" svg:x="22.366cm" svg:y="5.145cm" svg:viewBox="0 0 570 458" svg:d="M315 186c0-2-3-5-3-7s13-12 20-17l116-90c63-47 90-49 111-51 5 0 11-2 11-13 0-4-2-8-8-8-15 0-30 2-47 2-25 0-50-2-74-2-4 0-14 0-14 13 0 6 4 8 10 8 13 2 21 4 21 13 0 13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33cm" svg:y="5.369cm" svg:viewBox="0 0 353 334" svg:d="M70 279c-17 25-32 38-59 40-5 0-11 0-11 10 0 4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41cm" svg:y="5.373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5-2 21s6 6 8 6c8 0 8-2 10-10z">
            <text:p/>
          </draw:path>
          <draw:path draw:style-name="gr3" draw:text-style-name="P3" draw:layer="layout" svg:width="0.499cm" svg:height="0.32cm" svg:x="23.695cm" svg:y="5.382cm" svg:viewBox="0 0 500 321" svg:d="M445 38c3-17 5-21 39-21 10 0 16 0 16-9 0-8-6-8-14-8h-64c-14 0-14 0-19 10l-183 267-45-264c-2-13-2-13-17-13h-67c-9 0-15 0-15 10 0 7 6 7 15 7 8 0 10 0 19 0 8 2 10 2 10 8 0 0 0 3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9cm" svg:y="5.384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4" draw:text-style-name="P8" draw:layer="layout" svg:width="2.893cm" svg:height="0.962cm" svg:x="25.282cm" svg:y="5.438cm">
          <draw:text-box>
            <text:p><text:span text:style-name="T1">L</text:span><text:span text:style-name="T1">T</text:span><text:span text:style-name="T1">E</text:span></text:p>
          </draw:text-box>
        </draw:frame>
        <draw:frame draw:style-name="gr15" draw:text-style-name="P10" draw:layer="layout" svg:width="4.064cm" svg:height="0.988cm" svg:x="23.368cm" svg:y="-1.016cm">
          <draw:text-box>
            <text:p text:style-name="P9">At HN End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EB Garamond Initials" svg:font-family="'EB Garamond Initials'" style:font-pitch="variable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8-07T21:57:07.514230933</dc:date>
    <meta:editing-duration>PT3H35M34S</meta:editing-duration>
    <meta:editing-cycles>11</meta:editing-cycles>
    <meta:generator>LibreOffice/5.1.6.2$Linux_X86_64 LibreOffice_project/10m0$Build-2</meta:generator>
    <meta:document-statistic meta:object-count="812"/>
  </office:meta>
</office:document-meta>
</file>